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uilt-in graphics system should be designed as a simple foundation for extensions. I'm not going to be able to do a state-of-the-art renderer on my own, unless I neglect everything else that needs to go into the engine. So I going to keep it very simple and just provide the basics, but do it in such a way that it can be built upon. </text:p>
      <text:p text:style-name="Standard"/>
      <text:p text:style-name="Standard">The key to this will be the concept of a “render controller” or similar, which actually does the work of finding objects to render and running the appropriate passes over them. I'll need to spend a little time of graphics demos to get the idea of how things are put together, and it should be possible to make a couple of generic cases. In this framework, the controller would be responsible for applying lighting and shadows. I'll provide some generic rendering objects such as buffers and textures that can be reused.</text:p>
      <text:p text:style-name="Standard"/>
      <text:p text:style-name="Standard">I'm not sure if I should supply a shader system or not. If I do, I will use standard .NET classes to implement effects, which can then load shader programs written in GLSL. Since most of the visuals will be data-driven it shouldn't be too difficult to extend this model.</text:p>
      <text:p text:style-name="Standard"/>
      <text:p text:style-name="Standard">I will need to provide my own mesh and texture formats (.DDS?) for the asset compiler to use, but that system should be extensible as well, to allow the addition of new or better compil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2-06T10:57:27</meta:creation-date>
    <dc:creator>Jason Perkins</dc:creator>
    <dc:date>2006-02-06T11:03:16</dc:date>
    <meta:editing-cycles>2</meta:editing-cycles>
    <meta:editing-duration>PT5M49S</meta:editing-duration>
    <meta:user-defined meta:name="Info 1"/>
    <meta:user-defined meta:name="Info 2"/>
    <meta:user-defined meta:name="Info 3"/>
    <meta:user-defined meta:name="Info 4"/>
    <meta:document-statistic meta:table-count="0" meta:image-count="0" meta:object-count="0" meta:page-count="1" meta:paragraph-count="4" meta:word-count="246" meta:character-count="1316"/>
  </office:meta>
</office:document-meta>
</file>